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8554" officeooo:paragraph-rsid="001f8554"/>
    </style:style>
    <style:style style:name="P2" style:family="paragraph" style:parent-style-name="Standard" style:list-style-name="L1">
      <style:text-properties officeooo:rsid="001f8554" officeooo:paragraph-rsid="001f8554"/>
    </style:style>
    <style:style style:name="P3" style:family="paragraph" style:parent-style-name="Standard">
      <style:text-properties officeooo:rsid="001f8554" officeooo:paragraph-rsid="001f8554"/>
    </style:style>
    <style:style style:name="P4" style:family="paragraph" style:parent-style-name="Standard">
      <style:text-properties officeooo:rsid="001f8554" officeooo:paragraph-rsid="002675ca"/>
    </style:style>
    <style:style style:name="P5" style:family="paragraph" style:parent-style-name="Standard">
      <style:text-properties officeooo:rsid="001fa705" officeooo:paragraph-rsid="001fa705"/>
    </style:style>
    <style:style style:name="P6" style:family="paragraph" style:parent-style-name="Standard" style:list-style-name="L2">
      <style:text-properties officeooo:rsid="001fa705" officeooo:paragraph-rsid="001fa705"/>
    </style:style>
    <style:style style:name="P7" style:family="paragraph" style:parent-style-name="Standard">
      <style:text-properties officeooo:rsid="001fa705" officeooo:paragraph-rsid="0021a55d"/>
    </style:style>
    <style:style style:name="P8" style:family="paragraph" style:parent-style-name="Standard" style:list-style-name="L3">
      <style:text-properties officeooo:rsid="001fa705" officeooo:paragraph-rsid="00240a47"/>
    </style:style>
    <style:style style:name="P9" style:family="paragraph" style:parent-style-name="Standard">
      <style:text-properties officeooo:rsid="001fa705" officeooo:paragraph-rsid="00240a47"/>
    </style:style>
    <style:style style:name="P10" style:family="paragraph" style:parent-style-name="Standard" style:list-style-name="L4">
      <style:text-properties officeooo:rsid="001fa705" officeooo:paragraph-rsid="00240a47"/>
    </style:style>
    <style:style style:name="P11" style:family="paragraph" style:parent-style-name="Standard">
      <style:paragraph-properties fo:text-align="center" style:justify-single-word="false"/>
      <style:text-properties officeooo:rsid="001fa705" officeooo:paragraph-rsid="001fa705"/>
    </style:style>
    <style:style style:name="P12" style:family="paragraph" style:parent-style-name="Standard" style:list-style-name="L3">
      <style:text-properties officeooo:rsid="0021a55d" officeooo:paragraph-rsid="0021a55d"/>
    </style:style>
    <style:style style:name="P13" style:family="paragraph" style:parent-style-name="Standard" style:list-style-name="L2">
      <style:text-properties officeooo:rsid="0021a55d" officeooo:paragraph-rsid="0021a55d"/>
    </style:style>
    <style:style style:name="P14" style:family="paragraph" style:parent-style-name="Standard">
      <style:text-properties officeooo:rsid="00240a47" officeooo:paragraph-rsid="00240a47"/>
    </style:style>
    <style:style style:name="P15" style:family="paragraph" style:parent-style-name="Standard" style:list-style-name="L5">
      <style:text-properties officeooo:rsid="00240a47" officeooo:paragraph-rsid="00240a47"/>
    </style:style>
    <style:style style:name="P16" style:family="paragraph" style:parent-style-name="Standard">
      <style:text-properties officeooo:rsid="00240a47" officeooo:paragraph-rsid="002675ca"/>
    </style:style>
    <style:style style:name="P17" style:family="paragraph" style:parent-style-name="Standard" style:list-style-name="L6">
      <style:text-properties officeooo:rsid="00252f84" officeooo:paragraph-rsid="002652e3"/>
    </style:style>
    <style:style style:name="P18" style:family="paragraph" style:parent-style-name="Standard">
      <style:text-properties officeooo:rsid="00252f84" officeooo:paragraph-rsid="00252f84"/>
    </style:style>
    <style:style style:name="P19" style:family="paragraph" style:parent-style-name="Standard" style:list-style-name="L7">
      <style:text-properties officeooo:rsid="00252f84" officeooo:paragraph-rsid="00252f84"/>
    </style:style>
    <style:style style:name="P20" style:family="paragraph" style:parent-style-name="Standard" style:list-style-name="L7">
      <style:text-properties officeooo:rsid="002652e3" officeooo:paragraph-rsid="002652e3"/>
    </style:style>
    <style:style style:name="P21" style:family="paragraph" style:parent-style-name="Standard">
      <style:text-properties officeooo:rsid="002652e3" officeooo:paragraph-rsid="002652e3"/>
    </style:style>
    <style:style style:name="P22" style:family="paragraph" style:parent-style-name="Standard" style:list-style-name="L8">
      <style:text-properties officeooo:rsid="002652e3" officeooo:paragraph-rsid="002652e3"/>
    </style:style>
    <style:style style:name="P23" style:family="paragraph" style:parent-style-name="Standard">
      <style:text-properties officeooo:rsid="002652e3" officeooo:paragraph-rsid="0026bc19"/>
    </style:style>
    <style:style style:name="P24" style:family="paragraph" style:parent-style-name="Standard">
      <style:text-properties fo:font-weight="bold" officeooo:rsid="002652e3" officeooo:paragraph-rsid="002652e3" style:font-weight-asian="bold" style:font-weight-complex="bold"/>
    </style:style>
    <style:style style:name="P25" style:family="paragraph" style:parent-style-name="Standard">
      <style:text-properties fo:font-weight="bold" officeooo:rsid="0026b99c" officeooo:paragraph-rsid="0026bc19" style:font-weight-asian="bold" style:font-weight-complex="bold"/>
    </style:style>
    <style:style style:name="P26" style:family="paragraph" style:parent-style-name="Standard">
      <style:text-properties fo:font-weight="bold" officeooo:rsid="0026bc19" officeooo:paragraph-rsid="0026bc19" style:font-weight-asian="bold" style:font-weight-complex="bold"/>
    </style:style>
    <style:style style:name="P27" style:family="paragraph" style:parent-style-name="Standard" style:list-style-name="L5">
      <style:text-properties officeooo:rsid="002675ca" officeooo:paragraph-rsid="002675ca"/>
    </style:style>
    <style:style style:name="P28" style:family="paragraph" style:parent-style-name="Standard" style:list-style-name="L9">
      <style:text-properties officeooo:rsid="0026b99c" officeooo:paragraph-rsid="0026b99c"/>
    </style:style>
    <style:style style:name="P29" style:family="paragraph" style:parent-style-name="Standard" style:list-style-name="L9">
      <style:text-properties officeooo:rsid="0026b99c" officeooo:paragraph-rsid="0026bc19"/>
    </style:style>
    <style:style style:name="P30" style:family="paragraph" style:parent-style-name="Standard" style:list-style-name="L11">
      <style:text-properties officeooo:rsid="0026bc19" officeooo:paragraph-rsid="0026bc19"/>
    </style:style>
    <style:style style:name="P31" style:family="paragraph" style:parent-style-name="Standard">
      <style:paragraph-properties fo:break-before="page"/>
      <style:text-properties officeooo:rsid="002652e3" officeooo:paragraph-rsid="002652e3"/>
    </style:style>
    <style:style style:name="T1" style:family="text">
      <style:text-properties officeooo:rsid="001fa705"/>
    </style:style>
    <style:style style:name="T2" style:family="text">
      <style:text-properties fo:font-weight="bold" style:font-weight-asian="bold" style:font-weight-complex="bold"/>
    </style:style>
    <style:style style:name="T3" style:family="text">
      <style:text-properties fo:font-weight="bold" officeooo:rsid="00239e01" style:font-weight-asian="bold" style:font-weight-complex="bold"/>
    </style:style>
    <style:style style:name="T4" style:family="text">
      <style:text-properties fo:font-weight="bold" officeooo:rsid="00240a47" style:font-weight-asian="bold" style:font-weight-complex="bold"/>
    </style:style>
    <style:style style:name="T5" style:family="text">
      <style:text-properties fo:font-weight="bold" officeooo:rsid="002652e3" style:font-weight-asian="bold" style:font-weight-complex="bold"/>
    </style:style>
    <style:style style:name="T6" style:family="text">
      <style:text-properties officeooo:rsid="0021a55d"/>
    </style:style>
    <style:style style:name="T7" style:family="text">
      <style:text-properties officeooo:rsid="00240a47"/>
    </style:style>
    <style:style style:name="T8" style:family="text">
      <style:text-properties fo:font-style="italic" style:font-style-asian="italic" style:font-style-complex="italic"/>
    </style:style>
    <style:style style:name="T9" style:family="text">
      <style:text-properties fo:font-style="italic" officeooo:rsid="0025db3a" style:font-style-asian="italic" style:font-style-complex="italic"/>
    </style:style>
    <style:style style:name="T10" style:family="text">
      <style:text-properties officeooo:rsid="00252f84"/>
    </style:style>
    <style:style style:name="T11" style:family="text">
      <style:text-properties officeooo:rsid="0025db3a"/>
    </style:style>
    <style:style style:name="T12" style:family="text">
      <style:text-properties officeooo:rsid="002652e3"/>
    </style:style>
    <style:style style:name="T13" style:family="text">
      <style:text-properties officeooo:rsid="002675ca"/>
    </style:style>
    <style:style style:name="T14" style:family="text">
      <style:text-properties officeooo:rsid="0026b9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21 WRITEPOD - “What We Learned” Recap</text:p>
      <text:list xml:id="list105731760" text:style-name="L1">
        <text:list-header>
          <text:p text:style-name="P2"/>
        </text:list-header>
      </text:list>
      <text:p text:style-name="P1"><text:span text:style-name="T1">Notes taken by Jules </text:span>from the tape of WRITEPOD 2, minutes 1:03 to 1:25. Wher<text:span text:style-name="T7">e</text:span> multiple participants had <text:span text:style-name="T1">similar </text:span>feedback, <text:span text:style-name="T7">those are </text:span>combined into one comment. <text:span text:style-name="T11">At ELO2021 further (or different) thoughts will be welcome</text:span>.</text:p>
      <text:p text:style-name="P1"/>
      <text:p text:style-name="P1"/>
      <text:p text:style-name="P11">WHAT WORKED </text:p>
      <text:p text:style-name="P5"/>
      <text:p text:style-name="P5"><text:span text:style-name="T2">Encouragement to create.</text:span> Having <text:span text:style-name="T7">a</text:span> self-agreed deadline <text:span text:style-name="T7">helped </text:span>creators who needed an additional reason to finish a chunk of work. <text:span text:style-name="T7">Due to potential complexity, elit works can</text:span> take <text:span text:style-name="T9">lots</text:span><text:span text:style-name="T11"> of t</text:span>ime; <text:span text:style-name="T7">additional </text:span>incentive to push forward is a good thing. </text:p>
      <text:p text:style-name="P5"/>
      <text:p text:style-name="P7"><text:span text:style-name="T2">Structure</text:span> with 2 minutes of “initial reaction” per person followed by 20 minutes of creator-curated time (creator asking questions) <text:span text:style-name="T7">for a total of 30 minutes per work</text:span>. </text:p>
      <text:list xml:id="list3177500780" text:style-name="L3">
        <text:list-item>
          <text:p text:style-name="P8"><text:span text:style-name="T6">Agreement for minimum 30 minutes spent with each work before the meeting “set the bar low” meaning more participants would have the time. “Sticking to time” in the reaction meetings had the same benefit. </text:span></text:p>
        </text:list-item>
        <text:list-item>
          <text:p text:style-name="P12"><text:span text:style-name="T11">C</text:span>reators moderat<text:span text:style-name="T11">ing</text:span> two-thirds of the time spent on their work reduced the bullying that <text:span text:style-name="T11">can be </text:span>a feature of some writing groups.</text:p>
        </text:list-item>
        <text:list-item>
          <text:p text:style-name="P12">Making this a safe space to “jump into the deep end,” getting feedback that was “friendly, honest,” vs “is ‘nice’ fake?”</text:p>
        </text:list-item>
        <text:list-item>
          <text:p text:style-name="P8"><text:span text:style-name="T6">Some </text:span>creator<text:span text:style-name="T6">s </text:span>use<text:span text:style-name="T6">d</text:span> the<text:span text:style-name="T7">ir 20 minutes</text:span> to a<text:span text:style-name="T6">sk</text:span> questions <text:span text:style-name="T6">outside the original instructions and this led to </text:span>ideas for further improvement (see below). </text:p>
        </text:list-item>
      </text:list>
      <text:p text:style-name="P5"/>
      <text:p text:style-name="P5"><text:span text:style-name="T3">People reacting were</text:span><text:span text:style-name="T2"> diverse and </text:span><text:span text:style-name="T3">perspectives were </text:span><text:span text:style-name="T2">“fresh”</text:span> (some examples)</text:p>
      <text:list xml:id="list1240812866" text:style-name="L2">
        <text:list-item>
          <text:p text:style-name="P6">When one’s usual early-reactors are from the gaming world, interesting to have <text:span text:style-name="T6">readers who are “not my usual suspects,” some of whom focused on the literary aspects</text:span>.</text:p>
        </text:list-item>
        <text:list-item>
          <text:p text:style-name="P6"><text:span text:style-name="T11">Creator’s regular </text:span>blog <text:span text:style-name="T11">readers </text:span>d<text:span text:style-name="T11">id</text:span>n’t <text:span text:style-name="T11">click links, not realizing they </text:span>(and their targets) <text:span text:style-name="T11">we</text:span>re part of the work, so great to have <text:span text:style-name="T6">reviewers</text:span> who know to try clicking everything.</text:p>
        </text:list-item>
        <text:list-item>
          <text:p text:style-name="P13">Interesting for those new<text:span text:style-name="T11">er</text:span> to elit to mingle with <text:span text:style-name="T11">long time participants </text:span>and see their reactions too.</text:p>
        </text:list-item>
        <text:list-item>
          <text:p text:style-name="P13"><text:span text:style-name="T11">C</text:span>reators from different parts of the world <text:span text:style-name="T11">have</text:span> <text:span text:style-name="T11">a variety of</text:span> backgrounds and experiences.</text:p>
        </text:list-item>
      </text:list>
      <text:p text:style-name="P5"/>
      <text:p text:style-name="P9"><text:span text:style-name="T4">Exposure to </text:span><text:span text:style-name="T2">types of work that </text:span><text:span text:style-name="T4">are</text:span><text:span text:style-name="T2"> unfamiliar or usually unaccessible</text:span> to some of us. </text:p>
      <text:list xml:id="list821368494" text:style-name="L4">
        <text:list-item>
          <text:p text:style-name="P10"><text:span text:style-name="T7">Due to platform issues, e</text:span>lit can have accessibility issues, but here people “packaged” some of their work so it was more accessible. </text:p>
        </text:list-item>
        <text:list-item>
          <text:p text:style-name="P10"><text:span text:style-name="T6">This was “not just a WRITEPOD but also a READPOD.” </text:span></text:p>
        </text:list-item>
        <text:list-item>
          <text:p text:style-name="P10"><text:span text:style-name="T6">“Reading others’ stuff was fascinating.</text:span></text:p>
        </text:list-item>
      </text:list>
      <text:p text:style-name="P5"/>
      <text:p text:style-name="P5"><text:span text:style-name="T2">Opportunity to play and network.</text:span> (These benefits of many elit gatherings were also true here.)</text:p>
      <text:p text:style-name="P5"/>
      <text:p text:style-name="P5"/>
      <text:p text:style-name="P5">FOR NEXT TIME <text:span text:style-name="T7">| WAYS TO IMPROVE</text:span></text:p>
      <text:p text:style-name="P1"/>
      <text:p text:style-name="P18">Add a new element with handoff of work: <text:span text:style-name="T2">statement of creator’s intentions</text:span></text:p>
      <text:list xml:id="list3057713135" text:style-name="L7">
        <text:list-item>
          <text:p text:style-name="P19">Work would <text:span text:style-name="T11">still </text:span>be <text:span text:style-name="T11">shared </text:span>as cleanly as possible, with instructions on how to access, no <text:span text:style-name="T12">other </text:span>“intro” / <text:span text:style-name="T12">spoilers</text:span></text:p>
        </text:list-item>
        <text:list-item>
          <text:p text:style-name="P19">BUT each creator <text:span text:style-name="T11">would include a paragraph explaining their goals / intentions (etc) that others could read </text:span><text:span text:style-name="T9">after</text:span><text:span text:style-name="T11"> encountering the work but before the reporting back session</text:span></text:p>
        </text:list-item>
        <text:list-item>
          <text:p text:style-name="P20">Would reduce time spent on, “I don’t know what you were going for.” We’d still report first impressions followed by (potentially), “once I read your statement I realized … “</text:p>
        </text:list-item>
      </text:list>
      <text:p text:style-name="P31">WRITEPOD what-we-learned page 2</text:p>
      <text:p text:style-name="P21"/>
      <text:p text:style-name="P4"/>
      <text:p text:style-name="P16">Logistics of <text:span text:style-name="T2">multiple time zones, variable availability of internet</text:span> were challenging and could have been even more proactively grappled with.</text:p>
      <text:p text:style-name="P16"/>
      <text:p text:style-name="P14"><text:span text:style-name="T12">Rewrite guideline to m</text:span>ake it <text:span text:style-name="T2">OK to recommend “here’s what to do” </text:span><text:span text:style-name="T5">or “try this!”</text:span></text:p>
      <text:list xml:id="list2141694806" text:style-name="L5">
        <text:list-item>
          <text:p text:style-name="P15"><text:span text:style-name="T12">Some participants </text:span>felt th<text:span text:style-name="T12">e “no advice” ground rule</text:span> <text:span text:style-name="T13">(from Peter Elbow) </text:span>was not necessary <text:span text:style-name="T12">and wanted to “break through the barrier”</text:span>; people would be free to reject advice if it didn’t feel right to them.</text:p>
        </text:list-item>
        <text:list-item>
          <text:p text:style-name="P15">The way we got around it this time: some creators explicitly asked for advice in their 20 minutes.</text:p>
        </text:list-item>
        <text:list-item>
          <text:p text:style-name="P27">These works tended to be personal so advice <text:span text:style-name="T14">given </text:span>was not about personal vision / theme <text:span text:style-name="T14">but more about </text:span>navigation/structure and platform/tools tech … speaking of which … </text:p>
        </text:list-item>
      </text:list>
      <text:p text:style-name="P1"/>
      <text:p text:style-name="P14"><text:span text:style-name="T10">Support (provide time/space for) </text:span>all <text:span text:style-name="T2">three kinds of feedback: content, navigation/structure, platform/tools/tech</text:span></text:p>
      <text:list xml:id="list330008401" text:style-name="L6">
        <text:list-item>
          <text:p text:style-name="P17">Exchanging tech expertise / tips was fruitful but could also derail the discussion. </text:p>
        </text:list-item>
        <text:list-item>
          <text:p text:style-name="P17">Have different types of pods, <text:span text:style-name="T12">those with special focus, e.g. </text:span>some specifically for tech/platform issues? </text:p>
        </text:list-item>
        <text:list-item>
          <text:p text:style-name="P17"><text:span text:style-name="T14">Parallel pods? Have a side session for tech and platform tips? Or pair participants for 1-on-1 help with these issues?</text:span></text:p>
        </text:list-item>
      </text:list>
      <text:p text:style-name="P18"/>
      <text:p text:style-name="P24">The bar was low; it could be higher.</text:p>
      <text:list xml:id="list3670939544" text:style-name="L8">
        <text:list-item>
          <text:p text:style-name="P22">Be more explicit that it’s OK to spend more than 30 minutes per work; many participants spent much more than 30 min this time for various reasons.</text:p>
        </text:list-item>
        <text:list-item>
          <text:p text:style-name="P22">“Set the bar higher. This was great. More could be better.” Higher expectations OK if they are stated up front and all agree. (If different <text:span text:style-name="T8">types</text:span> of pods, perhaps also different <text:span text:style-name="T8">intensities</text:span>?)</text:p>
        </text:list-item>
      </text:list>
      <text:p text:style-name="P21"/>
      <text:p text:style-name="P26">Additions to group agreements</text:p>
      <text:list xml:id="list3079171516" text:style-name="L11">
        <text:list-item>
          <text:p text:style-name="P30">Our only agreement was not to share details of works pre-publication (which most of these were)</text:p>
        </text:list-item>
        <text:list-item>
          <text:p text:style-name="P30">Be clearer about actively welcoming creators from all communities / affiliations</text:p>
        </text:list-item>
      </text:list>
      <text:p text:style-name="P1"/>
      <text:p text:style-name="P25">More “hanging out” options</text:p>
      <text:list xml:id="list558436583" text:style-name="L9">
        <text:list-item>
          <text:p text:style-name="P29">Tone tended to be academic; there is also value in hanging out informally (is this another type of pod?) <text:s/></text:p>
        </text:list-item>
      </text:list>
      <text:p text:style-name="P23"/>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20:58:11.619000000</meta:creation-date>
    <dc:date>2021-05-26T22:23:21.175000000</dc:date>
    <meta:editing-duration>PT27M51S</meta:editing-duration>
    <meta:editing-cycles>7</meta:editing-cycles>
    <meta:generator>LibreOffice/5.4.5.1$Windows_X86_64 LibreOffice_project/79c9829dd5d8054ec39a82dc51cd9eff340dbee8</meta:generator>
    <meta:document-statistic meta:table-count="0" meta:image-count="0" meta:object-count="0" meta:page-count="2" meta:paragraph-count="43" meta:word-count="798" meta:character-count="4729" meta:non-whitespace-character-count="3986"/>
  </office:meta>
</office:document-meta>
</file>